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text-properties style:font-name="Georgia" officeooo:rsid="000c9377" officeooo:paragraph-rsid="000c9377"/>
    </style:style>
    <style:style style:name="P5" style:family="paragraph" style:parent-style-name="Text_20_body">
      <style:paragraph-properties fo:text-align="center" style:justify-single-word="false"/>
      <style:text-properties style:font-name="Georgia" officeooo:rsid="000c9377" officeooo:paragraph-rsid="000c9377"/>
    </style:style>
    <style:style style:name="P6" style:family="paragraph" style:parent-style-name="Title">
      <style:text-properties style:font-name="Georgia" officeooo:rsid="000c9377" officeooo:paragraph-rsid="000c9377"/>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der The Sky</text:p>
      <text:p text:style-name="P2">306</text:p>
      <text:p text:style-name="P5">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3-21T09:32:50.100405276">03/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1T09:32:50.004174000</dc:date>
    <meta:editing-duration>PT32M42S</meta:editing-duration>
    <meta:editing-cycles>16</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8" meta:word-count="150" meta:character-count="856" meta:non-whitespace-character-count="711"/>
  </office:meta>
</office:document-meta>
</file>